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2.072in"/>
    </style:style>
    <style:style style:name="co3" style:family="table-column">
      <style:table-column-properties fo:break-before="auto" style:column-width="3.0264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2.7799in"/>
    </style:style>
    <style:style style:name="co6" style:family="table-column">
      <style:table-column-properties fo:break-before="auto" style:column-width="1.772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3252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5929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485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SKU</text:p>
          </table:table-cell>
          <table:table-cell office:value-type="string" calcext:value-type="string">
            <text:p><text:s/>Res</text:p>
          </table:table-cell>
          <table:table-cell office:value-type="string" calcext:value-type="string">
            <text:p><text:s/>Tol</text:p>
          </table:table-cell>
          <table:table-cell office:value-type="string" calcext:value-type="string">
            <text:p><text:s/>Pwr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Vmax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<text:s/>Colo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Main:QFP50P1400X1400X160-100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SOCKET420P-02X04-CPU</text:p>
          </table:table-cell>
          <table:table-cell office:value-type="string" calcext:value-type="string">
            <text:p>Main:SOCKET420P-02X04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586042-8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PST_PUSHBTN</text:p>
          </table:table-cell>
          <table:table-cell office:value-type="string" calcext:value-type="string">
            <text:p>Main:SPST_PUSHBTN</text:p>
          </table:table-cell>
          <table:table-cell/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3-1825910-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600Ohms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Wurth Electronics Inc</text:p>
          </table:table-cell>
          <table:table-cell office:value-type="float" office:value="742792651" calcext:value-type="float">
            <text:p>742792651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PST_PUSHBTN</text:p>
          </table:table-cell>
          <table:table-cell office:value-type="string" calcext:value-type="string">
            <text:p>Main:SPST_PUSHBTN</text:p>
          </table:table-cell>
          <table:table-cell/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3-1825910-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XTAL4_12MHz</text:p>
          </table:table-cell>
          <table:table-cell office:value-type="string" calcext:value-type="string">
            <text:p>Main:XTAL320X250X100</text:p>
          </table:table-cell>
          <table:table-cell/>
          <table:table-cell office:value-type="string" calcext:value-type="string">
            <text:p>Abracon LLC</text:p>
          </table:table-cell>
          <table:table-cell office:value-type="string" calcext:value-type="string">
            <text:p>ABM8G-12.000MHZ-4Y-T3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3</text:p>
          </table:table-cell>
          <table:table-cell office:value-type="string" calcext:value-type="string">
            <text:p>MICROSD_SCHD3A0100</text:p>
          </table:table-cell>
          <table:table-cell office:value-type="string" calcext:value-type="string">
            <text:p>Main:CONN_SCHD3A0100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SCHD3A0100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1</text:p>
          </table:table-cell>
          <table:table-cell office:value-type="string" calcext:value-type="string">
            <text:p>USB_A_RECEPTACLE_2</text:p>
          </table:table-cell>
          <table:table-cell office:value-type="string" calcext:value-type="string">
            <text:p>Main:USB_A_RECEPTACLE_2</text:p>
          </table:table-cell>
          <table:table-cell/>
          <table:table-cell office:value-type="string" calcext:value-type="string">
            <text:p>Molex, LLC</text:p>
          </table:table-cell>
          <table:table-cell office:value-type="float" office:value="673298000" calcext:value-type="float">
            <text:p>673298000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USB_B_RECEPTACLE</text:p>
          </table:table-cell>
          <table:table-cell office:value-type="string" calcext:value-type="string">
            <text:p>Main:USB_B_RECEPTACLE</text:p>
          </table:table-cell>
          <table:table-cell/>
          <table:table-cell office:value-type="string" calcext:value-type="string">
            <text:p>On Shore Technology Inc.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81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82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Main:SOP65P440X300X120-8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.2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33.2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33.2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5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.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2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2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.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8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8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83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ED1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LED2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LED3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LED4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Main:SOD3717X135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PST_PUSHBTN</text:p>
          </table:table-cell>
          <table:table-cell office:value-type="string" calcext:value-type="string">
            <text:p>Main:SPST_PUSHBTN</text:p>
          </table:table-cell>
          <table:table-cell/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3-1825910-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USB_A_RECEPTACLE_2</text:p>
          </table:table-cell>
          <table:table-cell office:value-type="string" calcext:value-type="string">
            <text:p>Main:USB_A_RECEPTACLE_2</text:p>
          </table:table-cell>
          <table:table-cell/>
          <table:table-cell office:value-type="string" calcext:value-type="string">
            <text:p>Molex, LLC</text:p>
          </table:table-cell>
          <table:table-cell office:value-type="float" office:value="673298000" calcext:value-type="float">
            <text:p>673298000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P3418</text:p>
          </table:table-cell>
          <table:table-cell office:value-type="string" calcext:value-type="string">
            <text:p>Main:SOT095P300X150X145-5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P3418KTR-G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_SRN4026-2R2Y</text:p>
          </table:table-cell>
          <table:table-cell office:value-type="string" calcext:value-type="string">
            <text:p>Main:INDP400400X25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4026-2R2Y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Main:SOP127P490X390X100-8NT320X240</text:p>
          </table:table-cell>
          <table:table-cell/>
          <table:table-cell office:value-type="string" calcext:value-type="string">
            <text:p>Rohm Semiconductor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INDUCTOR_SRN6045TA-4R7M</text:p>
          </table:table-cell>
          <table:table-cell office:value-type="string" calcext:value-type="string">
            <text:p>Main:INDP600600X42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6045TA-4R7M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0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7.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6.8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Samsung Electro-Mechanics America, Inc.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9.76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51.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3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3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SMN1R2-30YLC</text:p>
          </table:table-cell>
          <table:table-cell office:value-type="string" calcext:value-type="string">
            <text:p>Main:SOT127P500X110-5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PSMN1R2-30YLC,11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Main:SOP50P300X300X100-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4403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2222A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Main:QFN65P400X400X90-16NT210X2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SENSE_WSL3637</text:p>
          </table:table-cell>
          <table:table-cell office:value-type="string" calcext:value-type="string">
            <text:p>Main:RESC940914X064</text:p>
          </table:table-cell>
          <table:table-cell/>
          <table:table-cell office:value-type="string" calcext:value-type="string">
            <text:p>Vishay Dale</text:p>
          </table:table-cell>
          <table:table-cell office:value-type="string" calcext:value-type="string">
            <text:p>WSL36373L000FEA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.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.2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.2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1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49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4403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4403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DLED5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23:03:43.696364019</dc:date>
    <meta:document-statistic meta:table-count="1" meta:cell-count="972" meta:object-count="0"/>
    <meta:generator>LibreOffice/4.2.8.2$Linux_X86_64 LibreOffice_project/420m0$Build-2</meta:generator>
  </office:meta>
</office:document-meta>
</file>